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solid" draw:fill-color="#e6e6e6" draw:textarea-horizontal-align="justify" draw:textarea-vertical-align="middle" draw:auto-grow-height="false" fo:padding-top="0.15cm" fo:padding-bottom="0.15cm" fo:padding-left="0.275cm" fo:padding-right="0.275cm" draw:shadow-offset-x="0.203cm" draw:shadow-offset-y="0.203cm"/>
    </style:style>
    <style:style style:name="gr2" style:family="graphic" style:parent-style-name="objectwithoutfill">
      <style:graphic-properties svg:stroke-width="0.051cm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9cm" draw:marker-end-width="0.279cm" draw:fill-color="#e6e6ff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2.54cm" svg:x="8.62cm" svg:y="2.27cm">
          <text:p text:style-name="P1">[0,1/2]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62cm" svg:y1="4.81cm" svg:x2="7.35cm" svg:y2="6.08cm">
          <text:p/>
        </draw:line>
        <draw:custom-shape draw:style-name="gr1" draw:text-style-name="P1" draw:layer="layout" svg:width="3.81cm" svg:height="2.54cm" svg:x="4.843cm" svg:y="6.052cm">
          <text:p text:style-name="P1">[1/2,13/16]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54cm" svg:x="6.08cm" svg:y="9.89cm">
          <text:p text:style-name="P1">[1/4,3/4]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81cm" svg:y1="8.62cm" svg:x2="3.54cm" svg:y2="9.89cm">
          <text:p/>
        </draw:line>
        <draw:line draw:style-name="gr2" draw:text-style-name="P1" draw:layer="layout" svg:x1="12.43cm" svg:y1="4.81cm" svg:x2="13.7cm" svg:y2="6.08cm">
          <text:p/>
        </draw:line>
        <draw:line draw:style-name="gr2" draw:text-style-name="P1" draw:layer="layout" svg:x1="7.35cm" svg:y1="8.62cm" svg:x2="8.62cm" svg:y2="9.89cm">
          <text:p/>
        </draw:line>
        <draw:custom-shape draw:style-name="gr3" draw:text-style-name="P1" draw:layer="layout" svg:width="3.81cm" svg:height="2.54cm" svg:x="1cm" svg:y="9.89cm">
          <text:p text:style-name="P1">Ω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2.54cm" svg:x="12.43cm" svg:y="6.08cm">
          <text:p text:style-name="P1">Ω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6.715cm" svg:y1="12.43cm" svg:x2="5.445cm" svg:y2="13.7cm">
          <text:p/>
        </draw:line>
        <draw:line draw:style-name="gr2" draw:text-style-name="P1" draw:layer="layout" svg:x1="9.128cm" svg:y1="12.424cm" svg:x2="10.398cm" svg:y2="13.694cm">
          <text:p/>
        </draw:line>
        <draw:custom-shape draw:style-name="gr3" draw:text-style-name="P1" draw:layer="layout" svg:width="3.81cm" svg:height="2.54cm" svg:x="8.62cm" svg:y="13.7cm">
          <text:p text:style-name="P1">Ω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2.54cm" svg:x="3.54cm" svg:y="13.7cm">
          <text:p text:style-name="P1">Ω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il Toronto</meta:initial-creator>
    <meta:creation-date>2013-09-30T09:56:52</meta:creation-date>
    <dc:date>2013-09-30T10:12:07</dc:date>
    <dc:creator>Neil Toronto</dc:creator>
    <meta:editing-duration>PT6M38S</meta:editing-duration>
    <meta:editing-cycles>3</meta:editing-cycles>
    <meta:generator>LibreOffice/4.0.2.2$Linux_X86_64 LibreOffice_project/400m0$Build-2</meta:generator>
    <meta:document-statistic meta:object-count="13"/>
  </office:meta>
</office:document-meta>
</file>